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70000007E80461DF7.png"/>
  <manifest:file-entry manifest:media-type="image/png" manifest:full-path="Pictures/10000201000000650000002C89C2E882.png"/>
  <manifest:file-entry manifest:media-type="image/png" manifest:full-path="Pictures/10000201000000630000002A1FD53DD6.png"/>
  <manifest:file-entry manifest:media-type="image/png" manifest:full-path="Pictures/100002010000032A00000153CB681BD9.png"/>
  <manifest:file-entry manifest:media-type="image/png" manifest:full-path="Pictures/100002010000016C000000D1A90D34D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7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6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family="'Microsoft YaHei'" style:font-family-generic="swiss" style:font-pitch="variable" style:font-family-asian="'Microsoft YaHei'" style:font-family-generic-asian="swiss" style:font-pitch-asian="variable"/>
    </style:style>
    <style:style style:name="P2" style:family="paragraph">
      <style:text-properties fo:font-family="'Microsoft YaHei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Microsoft YaHei'" style:font-family-generic="swiss" style:font-pitch="variable" style:font-family-asian="'Microsoft YaHei'" style:font-family-generic-asian="swiss" style:font-pitch-asian="variable"/>
    </style:style>
    <style:style style:name="T2" style:family="text">
      <style:text-properties fo:font-family="'Microsoft YaHei'" style:font-family-generic="swiss" style:font-pitch="variable" fo:font-weight="bold" style:font-family-asian="'Microsoft YaHei'" style:font-family-generic-asian="swiss" style:font-pitch-asian="variable" style:font-weight-asian="bold" style:font-weight-complex="bold"/>
    </style:style>
    <style:style style:name="T3" style:family="text">
      <style:text-properties fo:font-family="'Microsoft YaHei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cm" svg:height="16.734cm" svg:x="2cm" svg:y="2.5cm">
          <draw:text-box>
            <text:p><text:span text:style-name="T1">第八章：运动和力</text:span></text:p>
            <text:p><text:span text:style-name="T1"/></text:p>
            <text:p><text:span text:style-name="T1"/></text:p>
            <text:p><text:span text:style-name="T1">1. </text:span><text:span text:style-name="T1">牛顿第一定律</text:span></text:p>
            <text:p><text:span text:style-name="T1"/></text:p>
            <text:p><text:span text:style-name="T1"><text:tab/></text:span><text:span text:style-name="T1">阻力对物体运动的影响</text:span></text:p>
            <text:p><text:span text:style-name="T1"/></text:p>
            <text:p><text:span text:style-name="T1"><text:tab/></text:span><text:span text:style-name="T2">牛顿第一定律：一切物体总保持匀速直线运动状态或静止状态，除非作用在它上面的力迫使它改变这种状态。</text:span></text:p>
            <text:p><text:span text:style-name="T1"/></text:p>
            <text:p><text:span text:style-name="T1"><text:tab/></text:span><text:span text:style-name="T1">惯性：物体保持原来匀速直线运动状态或静止状态的性质叫作</text:span><text:span text:style-name="T2">惯性</text:span><text:span text:style-name="T1">。因此，牛顿第一定律又被成为惯性定律。</text:span></text:p>
            <text:p><text:span text:style-name="T1"/></text:p>
            <text:p><text:span text:style-name="T1"><text:tab/></text:span><text:span text:style-name="T1">一切物体都具有惯性。惯性是物体的固有属性，跟物体的受力情况及运动状态无关。</text:span></text:p>
            <text:p><text:span text:style-name="T1"/></text:p>
            <text:p><text:span text:style-name="T1">2. </text:span><text:span text:style-name="T1">二力平衡</text:span></text:p>
            <text:p><text:span text:style-name="T1"/></text:p>
            <text:p><text:span text:style-name="T1"><text:tab/></text:span><text:span text:style-name="T1">物体收到几个力作用时，如果保持静止或匀速直线运动状态，我们就说这几个力相互平衡，物体处于平衡状态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25cm" svg:height="16.671cm" svg:x="2cm" svg:y="2.453cm">
          <draw:text-box>
            <text:p><text:span text:style-name="T3"><text:tab/></text:span><text:span text:style-name="T3"><text:tab/></text:span><text:span text:style-name="T1">二力平衡的条件：作用在同一个物体上的两个力，如果大小相等、方向相反，并且在同一直线上，这两个力就彼此平衡。</text:span></text:p>
            <text:p><text:span text:style-name="T1"/></text:p>
            <text:p><text:span text:style-name="T1">3. </text:span><text:span text:style-name="T1">摩擦力</text:span></text:p>
            <text:p><text:span text:style-name="T1"/></text:p>
            <text:p><text:span text:style-name="T1"><text:tab/></text:span><text:span text:style-name="T1">摩擦力：两个相互接触的物体，当它们相对滑动时，在接触面上会产生一种阻碍相对运动的力，这种力叫作滑动摩擦力。</text:span></text:p>
            <text:p><text:span text:style-name="T1"/></text:p>
            <text:p><text:span text:style-name="T1"><text:tab/></text:span><text:span text:style-name="T1">大量实验表明：滑动摩擦力大大小与接触面所受的压力有关，接触面受到的压力越大，滑动摩擦力越大；滑动摩擦力的大小还与接触面的粗糙程度有关，接触面越粗糙，滑动摩擦力越大。另外，滑动摩擦力的大小还与接触面的材料有关。</text:span></text:p>
            <text:p><text:span text:style-name="T1"/></text:p>
            <text:p><text:span text:style-name="T1"><text:tab/></text:span><text:span text:style-name="T1">摩擦的利用和防止</text:span></text:p>
            <text:p><text:span text:style-name="T1"/></text:p>
            <text:p><text:span text:style-name="T1">4. </text:span><text:span text:style-name="T1">同一直线上二力的合成</text:span></text:p>
            <text:p><text:span text:style-name="T1"/></text:p>
            <text:p><text:span text:style-name="T1"><text:tab/></text:span><text:span text:style-name="T1">力的合成：如果一个力单独作用的效果与几个力共同作用的效果相同，这个力就叫作那几个力的合力。在物理学中，求几个力的合力的过程叫作力的合成。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" draw:layer="layout" svg:width="24cm" svg:height="4.356cm" svg:x="2cm" svg:y="2.5cm">
          <draw:text-box>
            <text:p><text:span text:style-name="T1"><text:tab/></text:span><text:span text:style-name="T1">同一直线上二力的合成</text:span></text:p>
            <text:p><text:span text:style-name="T1"/></text:p>
            <text:p><text:span text:style-name="T1"><text:tab/></text:span><text:span text:style-name="T1"><text:tab/></text:span><text:span text:style-name="T1">大量实验研究表明：同一直线上的两个力，如果方向相同，合力的大小等于这两个力的大小之和，合力的方向与这两个力的方向相同；如果方向相反，合力的大小等于这两个力的大小之差，合力的方向与较大的力方向一致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1" draw:layer="layout" svg:width="23.63cm" svg:height="5.998cm" svg:x="2.37cm" svg:y="2.5cm">
          <draw:text-box>
            <text:p><text:span text:style-name="T1">下列说法正确与否。</text:span></text:p>
            <text:p><text:span text:style-name="T1"/></text:p>
            <text:p><text:span text:style-name="T1"><text:tab/></text:span><text:span text:style-name="T1">1. </text:span><text:span text:style-name="T1">物体受力越大，惯性越大。</text:span></text:p>
            <text:p><text:span text:style-name="T1"><text:tab/></text:span><text:span text:style-name="T1">2. </text:span><text:span text:style-name="T1">物体速度越大，惯性越大。</text:span></text:p>
            <text:p><text:span text:style-name="T1"><text:tab/></text:span><text:span text:style-name="T1">3. </text:span><text:span text:style-name="T1">平衡状态是指静止或匀速运动状态。</text:span></text:p>
            <text:p><text:span text:style-name="T1"><text:tab/></text:span><text:span text:style-name="T1">4. </text:span><text:span text:style-name="T1">用手推一下墙，手对墙的推力和墙对手的压力大小相等，方向相反，并且作用在同一直线上。所以这两个力是一对平衡力。</text:span></text:p>
          </draw:text-box>
        </draw:frame>
        <draw:frame draw:style-name="gr6" draw:text-style-name="P3" draw:layer="layout" svg:width="21.433cm" svg:height="8.969cm" svg:x="2.32cm" svg:y="10.155cm">
          <draw:image xlink:href="Pictures/100002010000032A00000153CB681B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3" draw:layer="layout" svg:width="2.618cm" svg:height="1.11cm" svg:x="18.528cm" svg:y="4.385cm">
          <draw:image xlink:href="Pictures/10000201000000630000002A1FD53DD6.png" xlink:type="simple" xlink:show="embed" xlink:actuate="onLoad">
            <text:p/>
          </draw:image>
        </draw:frame>
        <draw:frame draw:style-name="gr6" draw:text-style-name="P3" draw:layer="layout" svg:width="21.353cm" svg:height="3.333cm" svg:x="2.36cm" svg:y="1.673cm">
          <draw:image xlink:href="Pictures/10000201000003270000007E80461DF7.png" xlink:type="simple" xlink:show="embed" xlink:actuate="onLoad">
            <text:p/>
          </draw:image>
        </draw:frame>
        <draw:frame draw:style-name="gr6" draw:text-style-name="P3" draw:layer="layout" svg:width="9.631cm" svg:height="5.529cm" svg:x="4.421cm" svg:y="4.975cm">
          <draw:image xlink:href="Pictures/100002010000016C000000D1A90D34D7.png" xlink:type="simple" xlink:show="embed" xlink:actuate="onLoad">
            <text:p/>
          </draw:image>
        </draw:frame>
        <draw:frame draw:style-name="gr6" draw:text-style-name="P3" draw:layer="layout" svg:width="2.671cm" svg:height="1.163cm" svg:x="20.901cm" svg:y="4.358cm">
          <draw:image xlink:href="Pictures/10000201000000650000002C89C2E8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M21S</meta:editing-duration>
    <meta:editing-cycles>18</meta:editing-cycles>
    <meta:generator>OpenOffice/4.1.15$Win32 OpenOffice.org_project/4115m2$Build-9813</meta:generator>
    <dc:date>2026-01-11T15:43:28.11</dc:date>
    <dc:creator>Eric Zhang</dc:creator>
    <meta:document-statistic meta:object-count="40"/>
  </office:meta>
</office:document-meta>
</file>